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T8" style:parent-style-name="Standardskriftforavsnitt" style:family="text">
      <style:text-properties fo:font-size="14pt" style:font-size-asian="14pt" style:font-size-complex="14pt"/>
    </style:style>
    <style:style style:name="T9" style:parent-style-name="Standardskriftforavsnitt" style:family="text">
      <style:text-properties fo:font-size="14pt" style:font-size-asian="14pt" style:font-size-complex="14pt"/>
    </style:style>
    <style:style style:name="T10" style:parent-style-name="Standardskriftforavsnitt" style:family="text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Deltakere</text:p>
      <text:p text:style-name="P2"/>
      <text:p text:style-name="P3">Hans Kristian<text:s/>Odberg<text:s/>Markeseth<text:tab/><text:s/>233569</text:p>
      <text:p text:style-name="P4">Marthin<text:s/>Tvedten<text:s/>Hauge<text:tab/>233619</text:p>
      <text:p text:style-name="P5">Bendik Borge Öttl<text:tab/>224200</text:p>
      <text:p text:style-name="P6">William<text:s/>Fosmark Haugland<text:tab/>233584</text:p>
      <text:p text:style-name="P7">Oskar<text:s/>Brekke Fuglem<text:tab/>223722</text:p>
      <text:p text:style-name="Normal"><text:span text:style-name="T8">Christopher Tverråen</text:span><text:span text:style-name="T9"><text:tab/></text:span><text:span text:style-name="T10">226526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1.<text:s/>A</text:p>
      <text:p text:style-name="P30">2. D</text:p>
      <text:p text:style-name="P31">3. A</text:p>
      <text:p text:style-name="P32">4. B</text:p>
      <text:p text:style-name="P33">5. D</text:p>
      <text:p text:style-name="P34">6. B</text:p>
      <text:p text:style-name="P35">7. A</text:p>
      <text:p text:style-name="P36">8. D</text:p>
      <text:p text:style-name="P37">9.<text:s/>A</text:p>
      <text:p text:style-name="P38">10. B</text:p>
      <text:p text:style-name="P39">11. B</text:p>
      <text:p text:style-name="P40">12. C</text:p>
      <text:p text:style-name="P41">13.<text:s/>C</text:p>
      <text:p text:style-name="P42">14.<text:s/>D</text:p>
      <text:p text:style-name="P43">15.<text:s/>A</text:p>
      <text:p text:style-name="P44">16.<text:s/>A</text:p>
      <text:p text:style-name="P45">17.<text:s/>B</text:p>
      <text:p text:style-name="P46">18.<text:s/>B</text:p>
      <text:p text:style-name="P47">19.<text:s/>A</text:p>
      <text:p text:style-name="P48">20.<text:s/>A</text:p>
      <text:p text:style-name="P49">21.<text:s/>C</text:p>
      <text:p text:style-name="P50">22.<text:s/>D</text:p>
      <text:p text:style-name="P51">23.<text:s/>D</text:p>
      <text:p text:style-name="P52">24.<text:s/>C</text:p>
      <text:p text:style-name="P53">25.<text:s/>D</text:p>
      <text:p text:style-name="P54">26.<text:s/>A</text:p>
      <text:soft-page-break/>
      <text:p text:style-name="P55">27.<text:s/>C</text:p>
      <text:p text:style-name="P56">28.<text:s/>A</text:p>
      <text:p text:style-name="P57">29.<text:s/>A</text:p>
      <text:p text:style-name="P58">30. C</text:p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ns Kristian Odberg</meta:initial-creator>
    <dc:creator>Hans Kristian Odberg</dc:creator>
    <meta:creation-date>2020-01-22T20:56:00Z</meta:creation-date>
    <dc:date>2020-01-22T22:41:00Z</dc:date>
    <meta:print-date>2020-01-22T22:40:00Z</meta:print-date>
    <meta:template xlink:href="Normal" xlink:type="simple"/>
    <meta:editing-cycles>1</meta:editing-cycles>
    <meta:editing-duration>PT6300S</meta:editing-duration>
    <meta:document-statistic meta:page-count="3" meta:paragraph-count="1" meta:word-count="60" meta:character-count="380" meta:row-count="2" meta:non-whitespace-character-count="321"/>
  </office:meta>
</office:document-meta>
</file>